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Heading">
      <style:text-properties style:font-name="Liberation Serif"/>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tandard">
      <style:paragraph-properties fo:break-before="page"/>
      <style:text-properties officeooo:paragraph-rsid="00046a1b"/>
    </style:style>
    <style:style style:name="P6" style:family="paragraph" style:parent-style-name="Subtitle">
      <style:text-properties officeooo:paragraph-rsid="00046a1b"/>
    </style:style>
    <style:style style:name="P7" style:family="paragraph" style:parent-style-name="Text_20_body">
      <style:text-properties officeooo:paragraph-rsid="00046a1b"/>
    </style:style>
    <style:style style:name="P8" style:family="paragraph" style:parent-style-name="Title" style:master-page-name="First_20_Page">
      <style:paragraph-properties style:page-number="auto" fo:break-before="page"/>
      <style:text-properties officeooo:paragraph-rsid="00046a1b"/>
    </style:style>
    <style:style style:name="P9" style:family="paragraph" style:parent-style-name="Heading_20_2">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_RefHeading___Toc109_2518183164"/>LASTENHEFT / PFLICHTENHEFT<text:bookmark-end text:name="__RefHeading___Toc109_2518183164"/></text:p>
      <text:p text:style-name="P6"><text:bookmark-start text:name="__RefHeading___Toc111_2518183164"/>Abschlussprojekt an der HBFSWI Saarbrücken<text:bookmark-end text:name="__RefHeading___Toc111_2518183164"/></text:p>
      <text:p text:style-name="P7"/>
      <text:p text:style-name="P4">Thema: Orderbuch-Simulation</text:p>
      <text:p text:style-name="P4">Name: Moritz Kolb</text:p>
      <text:p text:style-name="P4">Klasse: WI24ZI</text:p>
      <text:p text:style-name="P4">Abschlussjahr: 2026</text:p>
      <text:p text:style-name="P5"/>
      <text:table-of-content text:style-name="Sect1" text:protected="true" text:name="Table of Contents1">
        <text:table-of-content-source text:outline-level="10">
          <text:index-title-template text:style-name="Contents_20_Heading">Inhaltsverzeichnis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s</text:p>
          </text:index-title>
          <text:p text:style-name="P1"><text:a xlink:type="simple" xlink:href="#__RefHeading___Toc113_2518183164" text:style-name="Index_20_Link" text:visited-style-name="Index_20_Link">1. Einführung<text:tab/>1</text:a></text:p>
          <text:p text:style-name="P1"><text:a xlink:type="simple" xlink:href="#__RefHeading___Toc115_2518183164" text:style-name="Index_20_Link" text:visited-style-name="Index_20_Link">2. Ist-Situation<text:tab/>1</text:a></text:p>
          <text:p text:style-name="P1"><text:a xlink:type="simple" xlink:href="#__RefHeading___Toc117_2518183164" text:style-name="Index_20_Link" text:visited-style-name="Index_20_Link">3. Soll-Situation<text:tab/>2</text:a></text:p>
          <text:p text:style-name="P1"><text:a xlink:type="simple" xlink:href="#__RefHeading___Toc119_2518183164" text:style-name="Index_20_Link" text:visited-style-name="Index_20_Link">4. Soll-Zustand<text:tab/>2</text:a></text:p>
          <text:p text:style-name="P1"><text:a xlink:type="simple" xlink:href="#__RefHeading___Toc121_2518183164" text:style-name="Index_20_Link" text:visited-style-name="Index_20_Link">5. Funktionale Anforderungen<text:tab/>2</text:a></text:p>
          <text:p text:style-name="P1"><text:a xlink:type="simple" xlink:href="#__RefHeading___Toc123_2518183164" text:style-name="Index_20_Link" text:visited-style-name="Index_20_Link">6. Nicht-funktionale Anforderungen<text:tab/>3</text:a></text:p>
          <text:p text:style-name="P1"><text:a xlink:type="simple" xlink:href="#__RefHeading___Toc125_2518183164" text:style-name="Index_20_Link" text:visited-style-name="Index_20_Link">7. Schnittstellen<text:tab/>3</text:a></text:p>
          <text:p text:style-name="P1"><text:a xlink:type="simple" xlink:href="#__RefHeading___Toc127_2518183164" text:style-name="Index_20_Link" text:visited-style-name="Index_20_Link">8. Risiken<text:tab/>3</text:a></text:p>
          <text:p text:style-name="P1"><text:a xlink:type="simple" xlink:href="#__RefHeading___Toc129_2518183164" text:style-name="Index_20_Link" text:visited-style-name="Index_20_Link">9. Abnahmekriterien<text:tab/>3</text:a></text:p>
        </text:index-body>
      </text:table-of-content>
      <text:h text:style-name="Heading_20_2" text:outline-level="2" text:is-list-header="true"/>
      <text:h text:style-name="P9" text:outline-level="2"><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Standard">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p text:style-name="Standard"/>
      <text:h text:style-name="Heading_20_2" text:outline-level="2"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Standard">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p text:style-name="Standard"/>
      <text:p text:style-name="Standard"/>
      <text:h text:style-name="Heading_20_2" text:outline-level="2" text:is-list-header="true"><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oft-page-break/>4.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5.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6.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7.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oft-page-break/>8.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2" text:outline-level="2"><text:bookmark-start text:name="__RefHeading___Toc129_2518183164"/>9.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5</text:page-number></text:p>
      </style:footer>
      <style:footer-left>
        <text:p text:style-name="Footer_20_left"><text:page-number text:select-page="current">4</text:page-number></text:p>
      </style:footer-lef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3T12:05:06.410618256</dc:date>
    <meta:editing-duration>PT40M44S</meta:editing-duration>
    <meta:editing-cycles>4</meta:editing-cycles>
    <meta:generator>LibreOffice/7.4.7.2$Linux_X86_64 LibreOffice_project/40$Build-2</meta:generator>
    <meta:document-statistic meta:table-count="0" meta:image-count="0" meta:object-count="0" meta:page-count="5" meta:paragraph-count="49" meta:word-count="914" meta:character-count="6970" meta:non-whitespace-character-count="6105"/>
  </office:meta>
</office:document-meta>
</file>